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officeooo:paragraph-rsid="0008c47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top="0cm" fo:margin-bottom="0.353cm" fo:line-height="115%" fo:text-align="center" style:writing-mode="lr-tb"/>
    </style:style>
    <style:style style:name="P9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P10" style:family="paragraph">
      <style:paragraph-properties fo:margin-top="0cm" fo:margin-bottom="0.353cm" fo:line-height="115%" style:writing-mode="lr-tb"/>
    </style:style>
    <style:style style:name="P11" style:family="paragraph">
      <loext:graphic-properties draw:fill="none" draw:fill-color="#ffffff"/>
      <style:paragraph-properties fo:margin-top="0cm" fo:margin-bottom="0.353cm" fo:line-height="115%" style:writing-mode="lr-tb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4pt" fo:language="en" fo:country="US" fo:font-weight="bold" officeooo:rsid="002c3056" style:font-size-asian="14pt" style:font-weight-asian="bold" style:font-name-complex="Times New Roman" style:font-size-complex="14pt"/>
    </style:style>
    <style:style style:name="T3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PT Astra Serif" fo:font-size="6pt" fo:letter-spacing="-0.004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PT Astra Serif" fo:font-size="5pt" fo:letter-spacing="-0.004cm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Times New Roman" fo:font-size="18pt" fo:language="ru" fo:country="RU" style:font-name-asian="Calibri" style:font-size-asian="1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7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9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53cm" svg:stroke-color="#000000" draw:stroke-linejoin="miter" draw:fill="solid" draw:fill-color="#ffffff" draw:textarea-horizontal-align="left" draw:textarea-vertical-align="top" draw:auto-grow-height="false" fo:min-height="6.315cm" fo:min-width="6.641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</text:span><text:span text:style-name="T2">b02</text:span></text:p>
      <text:p text:style-name="P1"><draw:g text:anchor-type="char" draw:z-index="0" draw:name="Фигура3" draw:style-name="gr1"><draw:custom-shape draw:style-name="gr2" draw:text-style-name="P3" svg:width="1.361cm" svg:height="1.283cm" draw:transform="rotate (1.5707963267949) translate (6.2793194444444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3.019cm"><draw:text-box><text:p text:style-name="P4"><text:span text:style-name="T3">TVS76-96</text:span></text:p><text:p text:style-name="P5"><text:span text:style-name="T4">AR76-96</text:span></text:p></draw:text-box></draw:frame><draw:custom-shape draw:style-name="gr2" draw:text-style-name="P3" svg:width="1.361cm" svg:height="1.283cm" draw:transform="rotate (1.5707963267949) translate (7.67984722222222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3.019cm"><draw:text-box><text:p text:style-name="P4"><text:span text:style-name="T3">TVS76-98</text:span></text:p><text:p text:style-name="P5"><text:span text:style-name="T4">AR76-98</text:span></text:p></draw:text-box></draw:frame><draw:custom-shape draw:style-name="gr2" draw:text-style-name="P3" svg:width="1.361cm" svg:height="1.283cm" draw:transform="rotate (1.5707963267949) translate (9.07861111111111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3.019cm"><draw:text-box><text:p text:style-name="P4"><text:span text:style-name="T3">TVS76-100</text:span></text:p><text:p text:style-name="P5"><text:span text:style-name="T4">AR76-100</text:span></text:p></draw:text-box></draw:frame><draw:custom-shape draw:style-name="gr2" draw:text-style-name="P3" svg:width="1.361cm" svg:height="1.283cm" draw:transform="rotate (1.5707963267949) translate (10.477375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3.019cm"><draw:text-box><text:p text:style-name="P4"><text:span text:style-name="T3">TVS76-102</text:span></text:p><text:p text:style-name="P5"><text:span text:style-name="T4">AR76-102</text:span></text:p></draw:text-box></draw:frame><draw:custom-shape draw:style-name="gr2" draw:text-style-name="P3" svg:width="1.361cm" svg:height="1.283cm" draw:transform="rotate (1.5707963267949) translate (11.8779027777778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3.019cm"><draw:text-box><text:p text:style-name="P4"><text:span text:style-name="T3">TVS76-104</text:span></text:p><text:p text:style-name="P5"><text:span text:style-name="T4">AR76-104</text:span></text:p></draw:text-box></draw:frame><draw:custom-shape draw:style-name="gr2" draw:text-style-name="P3" svg:width="1.361cm" svg:height="1.283cm" draw:transform="rotate (1.5707963267949) translate (13.2766666666667cm 4.018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3.019cm"><draw:text-box><text:p text:style-name="P4"><text:span text:style-name="T3">TVS76-106</text:span></text:p><text:p text:style-name="P5"><text:span text:style-name="T4">AR76-106</text:span></text:p></draw:text-box></draw:frame><draw:custom-shape draw:style-name="gr4" draw:text-style-name="P3" svg:width="1.361cm" svg:height="1.281cm" draw:transform="rotate (1.5707963267949) translate (6.981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4.125cm"><draw:text-box><text:p text:style-name="P4"><text:span text:style-name="T3">TVS77-97</text:span></text:p><text:p text:style-name="P5"><text:span text:style-name="T4">AR77-97</text:span></text:p></draw:text-box></draw:frame><draw:custom-shape draw:style-name="gr2" draw:text-style-name="P3" svg:width="1.361cm" svg:height="1.283cm" draw:transform="rotate (1.5707963267949) translate (8.37834722222222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4.125cm"><draw:text-box><text:p text:style-name="P4"><text:span text:style-name="T3">TVS77-99</text:span></text:p><text:p text:style-name="P5"><text:span text:style-name="T4">AR77-99</text:span></text:p></draw:text-box></draw:frame><draw:custom-shape draw:style-name="gr4" draw:text-style-name="P3" svg:width="1.361cm" svg:height="1.281cm" draw:transform="rotate (1.5707963267949) translate (9.780638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4.125cm"><draw:text-box><text:p text:style-name="P4"><text:span text:style-name="T3">TVS77-101</text:span></text:p><text:p text:style-name="P5"><text:span text:style-name="T4">AR77-101</text:span></text:p></draw:text-box></draw:frame><draw:custom-shape draw:style-name="gr2" draw:text-style-name="P3" svg:width="1.361cm" svg:height="1.283cm" draw:transform="rotate (1.5707963267949) translate (11.1776388888889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4.125cm"><draw:text-box><text:p text:style-name="P4"><text:span text:style-name="T3">TVS77-103</text:span></text:p><text:p text:style-name="P5"><text:span text:style-name="T4">AR77-103</text:span></text:p></draw:text-box></draw:frame><draw:custom-shape draw:style-name="gr4" draw:text-style-name="P3" svg:width="1.361cm" svg:height="1.281cm" draw:transform="rotate (1.5707963267949) translate (12.5799305555556cm 5.12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4.125cm"><draw:text-box><text:p text:style-name="P4"><text:span text:style-name="T3">TVS77-105</text:span></text:p><text:p text:style-name="P5"><text:span text:style-name="T4">AR77-105</text:span></text:p></draw:text-box></draw:frame><draw:custom-shape draw:style-name="gr2" draw:text-style-name="P3" svg:width="1.361cm" svg:height="1.283cm" draw:transform="rotate (1.5707963267949) translate (6.2793194444444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6.304cm" svg:y="5.233cm"><draw:text-box><text:p text:style-name="P4"><text:span text:style-name="T3">TVS78-96</text:span></text:p><text:p text:style-name="P5"><text:span text:style-name="T4">AR78-96</text:span></text:p></draw:text-box></draw:frame><draw:custom-shape draw:style-name="gr2" draw:text-style-name="P3" svg:width="1.361cm" svg:height="1.283cm" draw:transform="rotate (1.5707963267949) translate (7.67984722222222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704cm" svg:y="5.233cm"><draw:text-box><text:p text:style-name="P4"><text:span text:style-name="T5">TVS78-98</text:span></text:p><text:p text:style-name="P5"><text:span text:style-name="T6">AR78-98</text:span></text:p></draw:text-box></draw:frame><draw:custom-shape draw:style-name="gr2" draw:text-style-name="P3" svg:width="1.361cm" svg:height="1.283cm" draw:transform="rotate (1.5707963267949) translate (9.07861111111111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103cm" svg:y="5.233cm"><draw:text-box><text:p text:style-name="P4"><text:span text:style-name="T3">TVS78-100</text:span></text:p><text:p text:style-name="P5"><text:span text:style-name="T4">AR78-100</text:span></text:p></draw:text-box></draw:frame><draw:custom-shape draw:style-name="gr2" draw:text-style-name="P3" svg:width="1.361cm" svg:height="1.283cm" draw:transform="rotate (1.5707963267949) translate (10.477375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0.502cm" svg:y="5.233cm"><draw:text-box><text:p text:style-name="P4"><text:span text:style-name="T3">TVS78-102</text:span></text:p><text:p text:style-name="P5"><text:span text:style-name="T4">AR78-102</text:span></text:p></draw:text-box></draw:frame><draw:custom-shape draw:style-name="gr2" draw:text-style-name="P3" svg:width="1.361cm" svg:height="1.283cm" draw:transform="rotate (1.5707963267949) translate (11.8779027777778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1.903cm" svg:y="5.233cm"><draw:text-box><text:p text:style-name="P4"><text:span text:style-name="T3">TVS78-104</text:span></text:p><text:p text:style-name="P5"><text:span text:style-name="T4">AR78-104</text:span></text:p></draw:text-box></draw:frame><draw:custom-shape draw:style-name="gr2" draw:text-style-name="P3" svg:width="1.361cm" svg:height="1.283cm" draw:transform="rotate (1.5707963267949) translate (13.2766666666667cm 6.228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3.301cm" svg:y="5.233cm"><draw:text-box><text:p text:style-name="P4"><text:span text:style-name="T3">TVS78-106</text:span></text:p><text:p text:style-name="P5"><text:span text:style-name="T4">AR78-106</text:span></text:p></draw:text-box></draw:frame><draw:custom-shape draw:style-name="gr2" draw:text-style-name="P3" svg:width="1.361cm" svg:height="1.283cm" draw:transform="rotate (1.5707963267949) translate (2.779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6.334cm"><draw:text-box><text:p text:style-name="P4"><text:span text:style-name="T3">TVS79-91</text:span></text:p><text:p text:style-name="P5"><text:span text:style-name="T4">AR79-91</text:span></text:p></draw:text-box></draw:frame><draw:custom-shape draw:style-name="gr4" draw:text-style-name="P3" svg:width="1.361cm" svg:height="1.281cm" draw:transform="rotate (1.5707963267949) translate (4.182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6.334cm"><draw:text-box><text:p text:style-name="P4"><text:span text:style-name="T3">TVS79-93</text:span></text:p><text:p text:style-name="P5"><text:span text:style-name="T4">AR79-93</text:span></text:p></draw:text-box></draw:frame><draw:custom-shape draw:style-name="gr2" draw:text-style-name="P3" svg:width="1.361cm" svg:height="1.283cm" draw:transform="rotate (1.5707963267949) translate (5.5790555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6.334cm"><draw:text-box><text:p text:style-name="P4"><text:span text:style-name="T3">TVS79-95</text:span></text:p><text:p text:style-name="P5"><text:span text:style-name="T4">AR79-95</text:span></text:p></draw:text-box></draw:frame><draw:custom-shape draw:style-name="gr4" draw:text-style-name="P3" svg:width="1.361cm" svg:height="1.281cm" draw:transform="rotate (1.5707963267949) translate (6.981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6.334cm"><draw:text-box><text:p text:style-name="P4"><text:span text:style-name="T3">TVS79-97</text:span></text:p><text:p text:style-name="P5"><text:span text:style-name="T4">AR79-97</text:span></text:p></draw:text-box></draw:frame><draw:custom-shape draw:style-name="gr2" draw:text-style-name="P3" svg:width="1.361cm" svg:height="1.283cm" draw:transform="rotate (1.5707963267949) translate (8.37834722222222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6.334cm"><draw:text-box><text:p text:style-name="P4"><text:span text:style-name="T3">TVS79-99</text:span></text:p><text:p text:style-name="P5"><text:span text:style-name="T4">AR79-99</text:span></text:p></draw:text-box></draw:frame><draw:custom-shape draw:style-name="gr4" draw:text-style-name="P3" svg:width="1.361cm" svg:height="1.281cm" draw:transform="rotate (1.5707963267949) translate (9.780638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6.334cm"><draw:text-box><text:p text:style-name="P4"><text:span text:style-name="T3">TVS79-101</text:span></text:p><text:p text:style-name="P5"><text:span text:style-name="T4">AR79-101</text:span></text:p></draw:text-box></draw:frame><draw:custom-shape draw:style-name="gr2" draw:text-style-name="P3" svg:width="1.361cm" svg:height="1.283cm" draw:transform="rotate (1.5707963267949) translate (11.1776388888889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6.334cm"><draw:text-box><text:p text:style-name="P4"><text:span text:style-name="T3">TVS79-103</text:span></text:p><text:p text:style-name="P5"><text:span text:style-name="T4">AR79-103</text:span></text:p></draw:text-box></draw:frame><draw:custom-shape draw:style-name="gr4" draw:text-style-name="P3" svg:width="1.361cm" svg:height="1.281cm" draw:transform="rotate (1.5707963267949) translate (12.5799305555556cm 7.3341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6.334cm"><draw:text-box><text:p text:style-name="P4"><text:span text:style-name="T3">TVS79-105</text:span></text:p><text:p text:style-name="P5"><text:span text:style-name="T4">AR79-105</text:span></text:p></draw:text-box></draw:frame><draw:custom-shape draw:style-name="gr2" draw:text-style-name="P3" svg:width="1.361cm" svg:height="1.283cm" draw:transform="rotate (1.5707963267949) translate (3.4800277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7.441cm"><draw:text-box><text:p text:style-name="P4"><text:span text:style-name="T3">TVS80-92</text:span></text:p><text:p text:style-name="P5"><text:span text:style-name="T4">AR80-92</text:span></text:p></draw:text-box></draw:frame><draw:custom-shape draw:style-name="gr2" draw:text-style-name="P3" svg:width="1.361cm" svg:height="1.283cm" draw:transform="rotate (1.5707963267949) translate (4.88055555555556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7.441cm"><draw:text-box><text:p text:style-name="P4"><text:span text:style-name="T3">TVS80-94</text:span></text:p><text:p text:style-name="P5"><text:span text:style-name="T4">AR80-94</text:span></text:p></draw:text-box></draw:frame><draw:custom-shape draw:style-name="gr2" draw:text-style-name="P3" svg:width="1.361cm" svg:height="1.283cm" draw:transform="rotate (1.5707963267949) translate (6.2793194444444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7.441cm"><draw:text-box><text:p text:style-name="P4"><text:span text:style-name="T3">TVS80-96</text:span></text:p><text:p text:style-name="P5"><text:span text:style-name="T4">AR80-96</text:span></text:p></draw:text-box></draw:frame><draw:custom-shape draw:style-name="gr2" draw:text-style-name="P3" svg:width="1.361cm" svg:height="1.283cm" draw:transform="rotate (1.5707963267949) translate (7.67984722222222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7.441cm"><draw:text-box><text:p text:style-name="P4"><text:span text:style-name="T5">TVS80-98</text:span></text:p><text:p text:style-name="P5"><text:span text:style-name="T6">AR80-98</text:span></text:p></draw:text-box></draw:frame><draw:custom-shape draw:style-name="gr2" draw:text-style-name="P3" svg:width="1.361cm" svg:height="1.283cm" draw:transform="rotate (1.5707963267949) translate (9.07861111111111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7.441cm"><draw:text-box><text:p text:style-name="P4"><text:span text:style-name="T3">TVS80-100</text:span></text:p><text:p text:style-name="P5"><text:span text:style-name="T4">AR80-100</text:span></text:p></draw:text-box></draw:frame><draw:custom-shape draw:style-name="gr2" draw:text-style-name="P3" svg:width="1.361cm" svg:height="1.283cm" draw:transform="rotate (1.5707963267949) translate (10.477375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7.441cm"><draw:text-box><text:p text:style-name="P4"><text:span text:style-name="T3">TVS80-102</text:span></text:p><text:p text:style-name="P5"><text:span text:style-name="T4">AR80-102</text:span></text:p></draw:text-box></draw:frame><draw:custom-shape draw:style-name="gr2" draw:text-style-name="P3" svg:width="1.361cm" svg:height="1.283cm" draw:transform="rotate (1.5707963267949) translate (11.8779027777778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7.441cm"><draw:text-box><text:p text:style-name="P4"><text:span text:style-name="T3">TVS80-104</text:span></text:p><text:p text:style-name="P5"><text:span text:style-name="T4">AR80-104</text:span></text:p></draw:text-box></draw:frame><draw:custom-shape draw:style-name="gr2" draw:text-style-name="P3" svg:width="1.361cm" svg:height="1.283cm" draw:transform="rotate (1.5707963267949) translate (13.2766666666667cm 8.440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7.441cm"><draw:text-box><text:p text:style-name="P4"><text:span text:style-name="T3">TVS80-106</text:span></text:p><text:p text:style-name="P5"><text:span text:style-name="T4">AR80-106</text:span></text:p></draw:text-box></draw:frame><draw:custom-shape draw:style-name="gr2" draw:text-style-name="P3" svg:width="1.359cm" svg:height="1.283cm" draw:transform="rotate (1.5707963267949) translate (2.779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2.804cm" svg:y="8.549cm"><draw:text-box><text:p text:style-name="P4"><text:span text:style-name="T3">TVS81-91</text:span></text:p><text:p text:style-name="P5"><text:span text:style-name="T4">AR81-91</text:span></text:p></draw:text-box></draw:frame><draw:custom-shape draw:style-name="gr4" draw:text-style-name="P3" svg:width="1.359cm" svg:height="1.281cm" draw:transform="rotate (1.5707963267949) translate (4.182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4.205cm" svg:y="8.549cm"><draw:text-box><text:p text:style-name="P4"><text:span text:style-name="T3">TVS81-93</text:span></text:p><text:p text:style-name="P5"><text:span text:style-name="T4">AR81-93</text:span></text:p></draw:text-box></draw:frame><draw:custom-shape draw:style-name="gr2" draw:text-style-name="P3" svg:width="1.359cm" svg:height="1.283cm" draw:transform="rotate (1.5707963267949) translate (5.5790555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8.549cm"><draw:text-box><text:p text:style-name="P4"><text:span text:style-name="T3">TVS81-95</text:span></text:p><text:p text:style-name="P5"><text:span text:style-name="T4">AR81-95</text:span></text:p></draw:text-box></draw:frame><draw:custom-shape draw:style-name="gr4" draw:text-style-name="P3" svg:width="1.359cm" svg:height="1.281cm" draw:transform="rotate (1.5707963267949) translate (6.981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8.549cm"><draw:text-box><text:p text:style-name="P4"><text:span text:style-name="T3">TVS81-97</text:span></text:p><text:p text:style-name="P5"><text:span text:style-name="T4">AR81-97</text:span></text:p></draw:text-box></draw:frame><draw:custom-shape draw:style-name="gr2" draw:text-style-name="P3" svg:width="1.359cm" svg:height="1.283cm" draw:transform="rotate (1.5707963267949) translate (8.37834722222222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8.549cm"><draw:text-box><text:p text:style-name="P4"><text:span text:style-name="T3">TVS81-99</text:span></text:p><text:p text:style-name="P5"><text:span text:style-name="T4">AR81-99</text:span></text:p></draw:text-box></draw:frame><draw:custom-shape draw:style-name="gr4" draw:text-style-name="P3" svg:width="1.359cm" svg:height="1.281cm" draw:transform="rotate (1.5707963267949) translate (9.780638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8.549cm"><draw:text-box><text:p text:style-name="P4"><text:span text:style-name="T3">TVS81-101</text:span></text:p><text:p text:style-name="P5"><text:span text:style-name="T4">AR81-101</text:span></text:p></draw:text-box></draw:frame><draw:custom-shape draw:style-name="gr2" draw:text-style-name="P3" svg:width="1.359cm" svg:height="1.283cm" draw:transform="rotate (1.5707963267949) translate (11.1776388888889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8.549cm"><draw:text-box><text:p text:style-name="P4"><text:span text:style-name="T3">TVS81-103</text:span></text:p><text:p text:style-name="P5"><text:span text:style-name="T4">AR81-103</text:span></text:p></draw:text-box></draw:frame><draw:custom-shape draw:style-name="gr4" draw:text-style-name="P3" svg:width="1.359cm" svg:height="1.281cm" draw:transform="rotate (1.5707963267949) translate (12.5799305555556cm 9.54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8.549cm"><draw:text-box><text:p text:style-name="P4"><text:span text:style-name="T3">TVS81-105</text:span></text:p><text:p text:style-name="P5"><text:span text:style-name="T4">AR81-105</text:span></text:p></draw:text-box></draw:frame><draw:custom-shape draw:style-name="gr2" draw:text-style-name="P3" svg:width="1.361cm" svg:height="1.283cm" draw:transform="rotate (1.5707963267949) translate (3.4800277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9.652cm"><draw:text-box><text:p text:style-name="P4"><text:span text:style-name="T3">TVS82-92</text:span></text:p><text:p text:style-name="P5"><text:span text:style-name="T4">AR82-92</text:span></text:p></draw:text-box></draw:frame><draw:custom-shape draw:style-name="gr2" draw:text-style-name="P3" svg:width="1.361cm" svg:height="1.283cm" draw:transform="rotate (1.5707963267949) translate (4.88055555555556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9.652cm"><draw:text-box><text:p text:style-name="P4"><text:span text:style-name="T3">TVS82-94</text:span></text:p><text:p text:style-name="P5"><text:span text:style-name="T4">AR82-94</text:span></text:p></draw:text-box></draw:frame><draw:custom-shape draw:style-name="gr2" draw:text-style-name="P3" svg:width="1.361cm" svg:height="1.283cm" draw:transform="rotate (1.5707963267949) translate (6.2793194444444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9.652cm"><draw:text-box><text:p text:style-name="P4"><text:span text:style-name="T3">TVS82-96</text:span></text:p><text:p text:style-name="P5"><text:span text:style-name="T4">AR82-96</text:span></text:p></draw:text-box></draw:frame><draw:custom-shape draw:style-name="gr2" draw:text-style-name="P3" svg:width="1.361cm" svg:height="1.283cm" draw:transform="rotate (1.5707963267949) translate (7.72041666666667cm 10.622041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9.652cm"><draw:text-box><text:p text:style-name="P4"><text:span text:style-name="T5">TVS82-98</text:span></text:p><text:p text:style-name="P5"><text:span text:style-name="T6">AR82-98</text:span></text:p></draw:text-box></draw:frame><draw:custom-shape draw:style-name="gr2" draw:text-style-name="P3" svg:width="1.361cm" svg:height="1.283cm" draw:transform="rotate (1.5707963267949) translate (9.07861111111111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9.652cm"><draw:text-box><text:p text:style-name="P4"><text:span text:style-name="T3">TVS82-100</text:span></text:p><text:p text:style-name="P5"><text:span text:style-name="T4">AR82-100</text:span></text:p></draw:text-box></draw:frame><draw:custom-shape draw:style-name="gr2" draw:text-style-name="P3" svg:width="1.361cm" svg:height="1.283cm" draw:transform="rotate (1.5707963267949) translate (10.477375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9.652cm"><draw:text-box><text:p text:style-name="P4"><text:span text:style-name="T3">TVS82-102</text:span></text:p><text:p text:style-name="P5"><text:span text:style-name="T4">AR82-102</text:span></text:p></draw:text-box></draw:frame><draw:custom-shape draw:style-name="gr2" draw:text-style-name="P3" svg:width="1.361cm" svg:height="1.283cm" draw:transform="rotate (1.5707963267949) translate (11.8779027777778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9.652cm"><draw:text-box><text:p text:style-name="P4"><text:span text:style-name="T3">TVS82-104</text:span></text:p><text:p text:style-name="P5"><text:span text:style-name="T4">AR82-104</text:span></text:p></draw:text-box></draw:frame><draw:custom-shape draw:style-name="gr2" draw:text-style-name="P3" svg:width="1.361cm" svg:height="1.283cm" draw:transform="rotate (1.5707963267949) translate (13.2766666666667cm 10.65026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9.652cm"><draw:text-box><text:p text:style-name="P4"><text:span text:style-name="T3">TVS82-106</text:span></text:p><text:p text:style-name="P5"><text:span text:style-name="T4">AR82-106</text:span></text:p></draw:text-box></draw:frame><draw:custom-shape draw:style-name="gr2" draw:text-style-name="P3" svg:width="1.361cm" svg:height="1.283cm" draw:transform="rotate (1.5707963267949) translate (2.779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10.756cm"><draw:text-box><text:p text:style-name="P4"><text:span text:style-name="T3">TVS83-91</text:span></text:p><text:p text:style-name="P5"><text:span text:style-name="T4">AR83-91</text:span></text:p></draw:text-box></draw:frame><draw:custom-shape draw:style-name="gr4" draw:text-style-name="P3" svg:width="1.361cm" svg:height="1.281cm" draw:transform="rotate (1.5707963267949) translate (4.182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10.756cm"><draw:text-box><text:p text:style-name="P4"><text:span text:style-name="T3">TVS83-93</text:span></text:p><text:p text:style-name="P5"><text:span text:style-name="T4">AR83-93</text:span></text:p></draw:text-box></draw:frame><draw:custom-shape draw:style-name="gr2" draw:text-style-name="P3" svg:width="1.361cm" svg:height="1.283cm" draw:transform="rotate (1.5707963267949) translate (5.5790555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10.756cm"><draw:text-box><text:p text:style-name="P4"><text:span text:style-name="T3">TVS83-95</text:span></text:p><text:p text:style-name="P5"><text:span text:style-name="T4">AR83-95</text:span></text:p></draw:text-box></draw:frame><draw:custom-shape draw:style-name="gr4" draw:text-style-name="P3" svg:width="1.361cm" svg:height="1.281cm" draw:transform="rotate (1.5707963267949) translate (6.981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10.756cm"><draw:text-box><text:p text:style-name="P4"><text:span text:style-name="T3">TVS83-97</text:span></text:p><text:p text:style-name="P5"><text:span text:style-name="T4">AR83-97</text:span></text:p></draw:text-box></draw:frame><draw:custom-shape draw:style-name="gr2" draw:text-style-name="P3" svg:width="1.361cm" svg:height="1.283cm" draw:transform="rotate (1.5707963267949) translate (8.37834722222222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10.756cm"><draw:text-box><text:p text:style-name="P4"><text:span text:style-name="T3">TVS83-99</text:span></text:p><text:p text:style-name="P5"><text:span text:style-name="T4">AR83-99</text:span></text:p></draw:text-box></draw:frame><draw:custom-shape draw:style-name="gr4" draw:text-style-name="P3" svg:width="1.361cm" svg:height="1.281cm" draw:transform="rotate (1.5707963267949) translate (9.780638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10.756cm"><draw:text-box><text:p text:style-name="P4"><text:span text:style-name="T3">TVS83-101</text:span></text:p><text:p text:style-name="P5"><text:span text:style-name="T4">AR83-101</text:span></text:p></draw:text-box></draw:frame><draw:custom-shape draw:style-name="gr2" draw:text-style-name="P3" svg:width="1.361cm" svg:height="1.283cm" draw:transform="rotate (1.5707963267949) translate (11.1776388888889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10.756cm"><draw:text-box><text:p text:style-name="P4"><text:span text:style-name="T3">TVS83-103</text:span></text:p><text:p text:style-name="P5"><text:span text:style-name="T4">AR83-103</text:span></text:p></draw:text-box></draw:frame><draw:custom-shape draw:style-name="gr4" draw:text-style-name="P3" svg:width="1.361cm" svg:height="1.281cm" draw:transform="rotate (1.5707963267949) translate (12.5799305555556cm 11.756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10.756cm"><draw:text-box><text:p text:style-name="P4"><text:span text:style-name="T3">TVS83-105</text:span></text:p><text:p text:style-name="P5"><text:span text:style-name="T4">AR83-105</text:span></text:p></draw:text-box></draw:frame><draw:custom-shape draw:style-name="gr2" draw:text-style-name="P3" svg:width="1.361cm" svg:height="1.283cm" draw:transform="rotate (1.5707963267949) translate (3.4800277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1.862cm"><draw:text-box><text:p text:style-name="P4"><text:span text:style-name="T3">TVS84-92</text:span></text:p><text:p text:style-name="P5"><text:span text:style-name="T4">AR84-92</text:span></text:p></draw:text-box></draw:frame><draw:custom-shape draw:style-name="gr2" draw:text-style-name="P3" svg:width="1.361cm" svg:height="1.283cm" draw:transform="rotate (1.5707963267949) translate (4.88055555555556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1.862cm"><draw:text-box><text:p text:style-name="P4"><text:span text:style-name="T3">TVS84-94</text:span></text:p><text:p text:style-name="P5"><text:span text:style-name="T4">AR84-94</text:span></text:p></draw:text-box></draw:frame><draw:custom-shape draw:style-name="gr2" draw:text-style-name="P3" svg:width="1.361cm" svg:height="1.283cm" draw:transform="rotate (1.5707963267949) translate (6.2793194444444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1.862cm"><draw:text-box><text:p text:style-name="P4"><text:span text:style-name="T3">TVS84-96</text:span></text:p><text:p text:style-name="P5"><text:span text:style-name="T4">AR84-96</text:span></text:p></draw:text-box></draw:frame><draw:custom-shape draw:style-name="gr2" draw:text-style-name="P3" svg:width="1.361cm" svg:height="1.283cm" draw:transform="rotate (1.5707963267949) translate (7.67984722222222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1.862cm"><draw:text-box><text:p text:style-name="P4"><text:span text:style-name="T5">TVS84-98</text:span></text:p><text:p text:style-name="P5"><text:span text:style-name="T6">AR84-98</text:span></text:p></draw:text-box></draw:frame><draw:custom-shape draw:style-name="gr2" draw:text-style-name="P3" svg:width="1.361cm" svg:height="1.283cm" draw:transform="rotate (1.5707963267949) translate (9.07861111111111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1.862cm"><draw:text-box><text:p text:style-name="P4"><text:span text:style-name="T3">TVS84-100</text:span></text:p><text:p text:style-name="P5"><text:span text:style-name="T4">AR84-100</text:span></text:p></draw:text-box></draw:frame><draw:custom-shape draw:style-name="gr2" draw:text-style-name="P3" svg:width="1.361cm" svg:height="1.283cm" draw:transform="rotate (1.5707963267949) translate (10.477375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1.862cm"><draw:text-box><text:p text:style-name="P4"><text:span text:style-name="T3">TVS84-102</text:span></text:p><text:p text:style-name="P5"><text:span text:style-name="T4">AR84-102</text:span></text:p></draw:text-box></draw:frame><draw:custom-shape draw:style-name="gr2" draw:text-style-name="P3" svg:width="1.361cm" svg:height="1.283cm" draw:transform="rotate (1.5707963267949) translate (11.8779027777778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1.862cm"><draw:text-box><text:p text:style-name="P4"><text:span text:style-name="T3">TVS84-104</text:span></text:p><text:p text:style-name="P5"><text:span text:style-name="T4">AR84-104</text:span></text:p></draw:text-box></draw:frame><draw:custom-shape draw:style-name="gr2" draw:text-style-name="P3" svg:width="1.361cm" svg:height="1.283cm" draw:transform="rotate (1.5707963267949) translate (13.2766666666667cm 12.8621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1.862cm"><draw:text-box><text:p text:style-name="P4"><text:span text:style-name="T3">TVS84-106</text:span></text:p><text:p text:style-name="P5"><text:span text:style-name="T4">AR84-106</text:span></text:p></draw:text-box></draw:frame><draw:custom-shape draw:style-name="gr2" draw:text-style-name="P3" svg:width="1.359cm" svg:height="1.283cm" draw:transform="rotate (1.5707963267949) translate (2.779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2.804cm" svg:y="12.971cm"><draw:text-box><text:p text:style-name="P4"><text:span text:style-name="T3">TVS85-91</text:span></text:p><text:p text:style-name="P5"><text:span text:style-name="T4">AR85-91</text:span></text:p></draw:text-box></draw:frame><draw:custom-shape draw:style-name="gr4" draw:text-style-name="P3" svg:width="1.359cm" svg:height="1.281cm" draw:transform="rotate (1.5707963267949) translate (4.182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4.205cm" svg:y="12.971cm"><draw:text-box><text:p text:style-name="P4"><text:span text:style-name="T3">TVS85-93</text:span></text:p><text:p text:style-name="P5"><text:span text:style-name="T4">AR85-93</text:span></text:p></draw:text-box></draw:frame><draw:custom-shape draw:style-name="gr2" draw:text-style-name="P3" svg:width="1.359cm" svg:height="1.283cm" draw:transform="rotate (1.5707963267949) translate (5.5790555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12.971cm"><draw:text-box><text:p text:style-name="P4"><text:span text:style-name="T3">TVS85-95</text:span></text:p><text:p text:style-name="P5"><text:span text:style-name="T4">AR85-95</text:span></text:p></draw:text-box></draw:frame><draw:custom-shape draw:style-name="gr4" draw:text-style-name="P3" svg:width="1.359cm" svg:height="1.281cm" draw:transform="rotate (1.5707963267949) translate (6.981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12.971cm"><draw:text-box><text:p text:style-name="P4"><text:span text:style-name="T3">TVS85-97</text:span></text:p><text:p text:style-name="P5"><text:span text:style-name="T4">AR85-97</text:span></text:p></draw:text-box></draw:frame><draw:custom-shape draw:style-name="gr2" draw:text-style-name="P3" svg:width="1.359cm" svg:height="1.283cm" draw:transform="rotate (1.5707963267949) translate (8.37834722222222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12.971cm"><draw:text-box><text:p text:style-name="P4"><text:span text:style-name="T3">TVS85-99</text:span></text:p><text:p text:style-name="P5"><text:span text:style-name="T4">AR85-99</text:span></text:p></draw:text-box></draw:frame><draw:custom-shape draw:style-name="gr4" draw:text-style-name="P3" svg:width="1.359cm" svg:height="1.281cm" draw:transform="rotate (1.5707963267949) translate (9.780638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12.971cm"><draw:text-box><text:p text:style-name="P4"><text:span text:style-name="T3">TVS85-101</text:span></text:p><text:p text:style-name="P5"><text:span text:style-name="T4">AR85-101</text:span></text:p></draw:text-box></draw:frame><draw:custom-shape draw:style-name="gr2" draw:text-style-name="P3" svg:width="1.359cm" svg:height="1.283cm" draw:transform="rotate (1.5707963267949) translate (11.1776388888889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12.971cm"><draw:text-box><text:p text:style-name="P4"><text:span text:style-name="T3">TVS85-103</text:span></text:p><text:p text:style-name="P5"><text:span text:style-name="T4">AR85-103</text:span></text:p></draw:text-box></draw:frame><draw:custom-shape draw:style-name="gr4" draw:text-style-name="P3" svg:width="1.359cm" svg:height="1.281cm" draw:transform="rotate (1.5707963267949) translate (12.5799305555556cm 13.968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12.971cm"><draw:text-box><text:p text:style-name="P4"><text:span text:style-name="T3">TVS85-105</text:span></text:p><text:p text:style-name="P5"><text:span text:style-name="T4">AR85-105</text:span></text:p></draw:text-box></draw:frame><draw:custom-shape draw:style-name="gr2" draw:text-style-name="P3" svg:width="1.361cm" svg:height="1.283cm" draw:transform="rotate (1.5707963267949) translate (3.4800277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4.074cm"><draw:text-box><text:p text:style-name="P4"><text:span text:style-name="T3">TVS86-92</text:span></text:p><text:p text:style-name="P5"><text:span text:style-name="T4">AR86-92</text:span></text:p></draw:text-box></draw:frame><draw:custom-shape draw:style-name="gr2" draw:text-style-name="P3" svg:width="1.361cm" svg:height="1.283cm" draw:transform="rotate (1.5707963267949) translate (4.88055555555556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4.074cm"><draw:text-box><text:p text:style-name="P4"><text:span text:style-name="T3">TVS86-94</text:span></text:p><text:p text:style-name="P5"><text:span text:style-name="T4">AR86-94</text:span></text:p></draw:text-box></draw:frame><draw:custom-shape draw:style-name="gr2" draw:text-style-name="P3" svg:width="1.361cm" svg:height="1.283cm" draw:transform="rotate (1.5707963267949) translate (6.2793194444444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4.074cm"><draw:text-box><text:p text:style-name="P4"><text:span text:style-name="T3">TVS86-96</text:span></text:p><text:p text:style-name="P5"><text:span text:style-name="T4">AR86-96</text:span></text:p></draw:text-box></draw:frame><draw:custom-shape draw:style-name="gr2" draw:text-style-name="P3" svg:width="1.361cm" svg:height="1.283cm" draw:transform="rotate (1.5707963267949) translate (7.67984722222222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4.074cm"><draw:text-box><text:p text:style-name="P4"><text:span text:style-name="T5">TVS86-98</text:span></text:p><text:p text:style-name="P5"><text:span text:style-name="T6">AR86-98</text:span></text:p></draw:text-box></draw:frame><draw:custom-shape draw:style-name="gr2" draw:text-style-name="P3" svg:width="1.361cm" svg:height="1.283cm" draw:transform="rotate (1.5707963267949) translate (9.07861111111111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4.074cm"><draw:text-box><text:p text:style-name="P4"><text:span text:style-name="T3">TVS86-100</text:span></text:p><text:p text:style-name="P5"><text:span text:style-name="T4">AR86-100</text:span></text:p></draw:text-box></draw:frame><draw:custom-shape draw:style-name="gr2" draw:text-style-name="P3" svg:width="1.361cm" svg:height="1.283cm" draw:transform="rotate (1.5707963267949) translate (10.477375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4.074cm"><draw:text-box><text:p text:style-name="P4"><text:span text:style-name="T3">TVS86-102</text:span></text:p><text:p text:style-name="P5"><text:span text:style-name="T4">AR86-102</text:span></text:p></draw:text-box></draw:frame><draw:custom-shape draw:style-name="gr2" draw:text-style-name="P3" svg:width="1.361cm" svg:height="1.283cm" draw:transform="rotate (1.5707963267949) translate (11.8779027777778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4.074cm"><draw:text-box><text:p text:style-name="P4"><text:span text:style-name="T3">TVS86-104</text:span></text:p><text:p text:style-name="P5"><text:span text:style-name="T4">AR86-104</text:span></text:p></draw:text-box></draw:frame><draw:custom-shape draw:style-name="gr2" draw:text-style-name="P3" svg:width="1.361cm" svg:height="1.283cm" draw:transform="rotate (1.5707963267949) translate (13.2766666666667cm 15.074097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4.074cm"><draw:text-box><text:p text:style-name="P4"><text:span text:style-name="T3">TVS86-106</text:span></text:p><text:p text:style-name="P5"><text:span text:style-name="T4">AR86-106</text:span></text:p></draw:text-box></draw:frame><draw:custom-shape draw:style-name="gr2" draw:text-style-name="P3" svg:width="1.361cm" svg:height="1.283cm" draw:transform="rotate (1.5707963267949) translate (2.779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2.804cm" svg:y="15.18cm"><draw:text-box><text:p text:style-name="P4"><text:span text:style-name="T3">TVS87-91</text:span></text:p><text:p text:style-name="P5"><text:span text:style-name="T4">AR87-91</text:span></text:p></draw:text-box></draw:frame><draw:custom-shape draw:style-name="gr4" draw:text-style-name="P3" svg:width="1.361cm" svg:height="1.281cm" draw:transform="rotate (1.5707963267949) translate (4.182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205cm" svg:y="15.18cm"><draw:text-box><text:p text:style-name="P4"><text:span text:style-name="T3">TVS87-93</text:span></text:p><text:p text:style-name="P5"><text:span text:style-name="T4">AR87-93</text:span></text:p></draw:text-box></draw:frame><draw:custom-shape draw:style-name="gr2" draw:text-style-name="P3" svg:width="1.361cm" svg:height="1.283cm" draw:transform="rotate (1.5707963267949) translate (5.5790555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5.604cm" svg:y="15.18cm"><draw:text-box><text:p text:style-name="P4"><text:span text:style-name="T3">TVS87-95</text:span></text:p><text:p text:style-name="P5"><text:span text:style-name="T4">AR87-95</text:span></text:p></draw:text-box></draw:frame><draw:custom-shape draw:style-name="gr4" draw:text-style-name="P3" svg:width="1.361cm" svg:height="1.281cm" draw:transform="rotate (1.5707963267949) translate (6.981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004cm" svg:y="15.18cm"><draw:text-box><text:p text:style-name="P4"><text:span text:style-name="T3">TVS87-97</text:span></text:p><text:p text:style-name="P5"><text:span text:style-name="T4">AR87-97</text:span></text:p></draw:text-box></draw:frame><draw:custom-shape draw:style-name="gr2" draw:text-style-name="P3" svg:width="1.361cm" svg:height="1.283cm" draw:transform="rotate (1.5707963267949) translate (8.37834722222222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8.403cm" svg:y="15.18cm"><draw:text-box><text:p text:style-name="P4"><text:span text:style-name="T3">TVS87-99</text:span></text:p><text:p text:style-name="P5"><text:span text:style-name="T4">AR87-99</text:span></text:p></draw:text-box></draw:frame><draw:custom-shape draw:style-name="gr4" draw:text-style-name="P3" svg:width="1.361cm" svg:height="1.281cm" draw:transform="rotate (1.5707963267949) translate (9.780638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804cm" svg:y="15.18cm"><draw:text-box><text:p text:style-name="P4"><text:span text:style-name="T3">TVS87-101</text:span></text:p><text:p text:style-name="P5"><text:span text:style-name="T4">AR87-101</text:span></text:p></draw:text-box></draw:frame><draw:custom-shape draw:style-name="gr2" draw:text-style-name="P3" svg:width="1.361cm" svg:height="1.283cm" draw:transform="rotate (1.5707963267949) translate (11.1776388888889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1.202cm" svg:y="15.18cm"><draw:text-box><text:p text:style-name="P4"><text:span text:style-name="T3">TVS87-103</text:span></text:p><text:p text:style-name="P5"><text:span text:style-name="T4">AR87-103</text:span></text:p></draw:text-box></draw:frame><draw:custom-shape draw:style-name="gr4" draw:text-style-name="P3" svg:width="1.361cm" svg:height="1.281cm" draw:transform="rotate (1.5707963267949) translate (12.5799305555556cm 16.180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2.603cm" svg:y="15.18cm"><draw:text-box><text:p text:style-name="P4"><text:span text:style-name="T3">TVS87-105</text:span></text:p><text:p text:style-name="P5"><text:span text:style-name="T4">AR87-105</text:span></text:p></draw:text-box></draw:frame><draw:custom-shape draw:style-name="gr2" draw:text-style-name="P3" svg:width="1.361cm" svg:height="1.283cm" draw:transform="rotate (1.5707963267949) translate (3.4800277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3.505cm" svg:y="16.287cm"><draw:text-box><text:p text:style-name="P4"><text:span text:style-name="T3">TVS88-92</text:span></text:p><text:p text:style-name="P5"><text:span text:style-name="T4">AR88-92</text:span></text:p></draw:text-box></draw:frame><draw:custom-shape draw:style-name="gr2" draw:text-style-name="P3" svg:width="1.361cm" svg:height="1.283cm" draw:transform="rotate (1.5707963267949) translate (4.88055555555556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6.287cm"><draw:text-box><text:p text:style-name="P4"><text:span text:style-name="T3">TVS88-94</text:span></text:p><text:p text:style-name="P5"><text:span text:style-name="T4">AR88-94</text:span></text:p></draw:text-box></draw:frame><draw:custom-shape draw:style-name="gr2" draw:text-style-name="P3" svg:width="1.361cm" svg:height="1.283cm" draw:transform="rotate (1.5707963267949) translate (6.2793194444444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6.287cm"><draw:text-box><text:p text:style-name="P4"><text:span text:style-name="T3">TVS88-96</text:span></text:p><text:p text:style-name="P5"><text:span text:style-name="T4">AR88-96</text:span></text:p></draw:text-box></draw:frame><draw:custom-shape draw:style-name="gr2" draw:text-style-name="P3" svg:width="1.361cm" svg:height="1.283cm" draw:transform="rotate (1.5707963267949) translate (7.67984722222222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6.287cm"><draw:text-box><text:p text:style-name="P4"><text:span text:style-name="T5">TVS88-98</text:span></text:p><text:p text:style-name="P5"><text:span text:style-name="T6">AR88-98</text:span></text:p></draw:text-box></draw:frame><draw:custom-shape draw:style-name="gr2" draw:text-style-name="P3" svg:width="1.361cm" svg:height="1.283cm" draw:transform="rotate (1.5707963267949) translate (9.07861111111111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6.287cm"><draw:text-box><text:p text:style-name="P4"><text:span text:style-name="T3">TVS88-100</text:span></text:p><text:p text:style-name="P5"><text:span text:style-name="T4">AR88-100</text:span></text:p></draw:text-box></draw:frame><draw:custom-shape draw:style-name="gr2" draw:text-style-name="P3" svg:width="1.361cm" svg:height="1.283cm" draw:transform="rotate (1.5707963267949) translate (10.477375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6.287cm"><draw:text-box><text:p text:style-name="P4"><text:span text:style-name="T3">TVS88-102</text:span></text:p><text:p text:style-name="P5"><text:span text:style-name="T4">AR88-102</text:span></text:p></draw:text-box></draw:frame><draw:custom-shape draw:style-name="gr2" draw:text-style-name="P3" svg:width="1.361cm" svg:height="1.283cm" draw:transform="rotate (1.5707963267949) translate (11.8779027777778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6.287cm"><draw:text-box><text:p text:style-name="P4"><text:span text:style-name="T3">TVS88-104</text:span></text:p><text:p text:style-name="P5"><text:span text:style-name="T4">AR88-104</text:span></text:p></draw:text-box></draw:frame><draw:custom-shape draw:style-name="gr2" draw:text-style-name="P3" svg:width="1.361cm" svg:height="1.283cm" draw:transform="rotate (1.5707963267949) translate (13.2766666666667cm 17.286013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6.287cm"><draw:text-box><text:p text:style-name="P4"><text:span text:style-name="T3">TVS88-106</text:span></text:p><text:p text:style-name="P5"><text:span text:style-name="T4">AR88-106</text:span></text:p></draw:text-box></draw:frame><draw:custom-shape draw:style-name="gr2" draw:text-style-name="P3" svg:width="1.361cm" svg:height="1.283cm" draw:transform="rotate (1.5707963267949) translate (5.5790555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5.604cm" svg:y="17.395cm"><draw:text-box><text:p text:style-name="P4"><text:span text:style-name="T3">TVS89-95</text:span></text:p><text:p text:style-name="P5"><text:span text:style-name="T4">AR89-95</text:span></text:p></draw:text-box></draw:frame><draw:custom-shape draw:style-name="gr4" draw:text-style-name="P3" svg:width="1.361cm" svg:height="1.281cm" draw:transform="rotate (1.5707963267949) translate (6.981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7.004cm" svg:y="17.395cm"><draw:text-box><text:p text:style-name="P4"><text:span text:style-name="T3">TVS89-97</text:span></text:p><text:p text:style-name="P5"><text:span text:style-name="T4">AR89-97</text:span></text:p></draw:text-box></draw:frame><draw:custom-shape draw:style-name="gr2" draw:text-style-name="P3" svg:width="1.361cm" svg:height="1.283cm" draw:transform="rotate (1.5707963267949) translate (8.37834722222222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8.403cm" svg:y="17.395cm"><draw:text-box><text:p text:style-name="P4"><text:span text:style-name="T3">TVS89-99</text:span></text:p><text:p text:style-name="P5"><text:span text:style-name="T4">AR89-99</text:span></text:p></draw:text-box></draw:frame><draw:custom-shape draw:style-name="gr4" draw:text-style-name="P3" svg:width="1.361cm" svg:height="1.281cm" draw:transform="rotate (1.5707963267949) translate (9.780638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9.804cm" svg:y="17.395cm"><draw:text-box><text:p text:style-name="P4"><text:span text:style-name="T3">TVS89-101</text:span></text:p><text:p text:style-name="P5"><text:span text:style-name="T4">AR89-101</text:span></text:p></draw:text-box></draw:frame><draw:custom-shape draw:style-name="gr2" draw:text-style-name="P3" svg:width="1.361cm" svg:height="1.283cm" draw:transform="rotate (1.5707963267949) translate (11.1776388888889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6cm" svg:x="11.202cm" svg:y="17.395cm"><draw:text-box><text:p text:style-name="P4"><text:span text:style-name="T3">TVS89-103</text:span></text:p><text:p text:style-name="P5"><text:span text:style-name="T4">AR89-103</text:span></text:p></draw:text-box></draw:frame><draw:custom-shape draw:style-name="gr4" draw:text-style-name="P3" svg:width="1.361cm" svg:height="1.281cm" draw:transform="rotate (1.5707963267949) translate (12.5799305555556cm 18.390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6cm" svg:x="12.603cm" svg:y="17.395cm"><draw:text-box><text:p text:style-name="P4"><text:span text:style-name="T3">TVS89-105</text:span></text:p><text:p text:style-name="P5"><text:span text:style-name="T4">AR89-105</text:span></text:p></draw:text-box></draw:frame><draw:custom-shape draw:style-name="gr2" draw:text-style-name="P3" svg:width="1.361cm" svg:height="1.283cm" draw:transform="rotate (1.5707963267949) translate (4.88055555555556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4.905cm" svg:y="18.496cm"><draw:text-box><text:p text:style-name="P4"><text:span text:style-name="T3">TVS90-94</text:span></text:p><text:p text:style-name="P5"><text:span text:style-name="T4">AR90-94</text:span></text:p></draw:text-box></draw:frame><draw:custom-shape draw:style-name="gr2" draw:text-style-name="P3" svg:width="1.361cm" svg:height="1.283cm" draw:transform="rotate (1.5707963267949) translate (6.2793194444444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6.304cm" svg:y="18.496cm"><draw:text-box><text:p text:style-name="P4"><text:span text:style-name="T3">TVS90-96</text:span></text:p><text:p text:style-name="P5"><text:span text:style-name="T4">AR90-96</text:span></text:p></draw:text-box></draw:frame><draw:custom-shape draw:style-name="gr2" draw:text-style-name="P3" svg:width="1.361cm" svg:height="1.283cm" draw:transform="rotate (1.5707963267949) translate (7.67984722222222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7.704cm" svg:y="18.496cm"><draw:text-box><text:p text:style-name="P4"><text:span text:style-name="T5">TVS90-98</text:span></text:p><text:p text:style-name="P5"><text:span text:style-name="T6">AR90-98</text:span></text:p></draw:text-box></draw:frame><draw:custom-shape draw:style-name="gr2" draw:text-style-name="P3" svg:width="1.361cm" svg:height="1.283cm" draw:transform="rotate (1.5707963267949) translate (9.07861111111111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9.103cm" svg:y="18.496cm"><draw:text-box><text:p text:style-name="P4"><text:span text:style-name="T3">TVS90-100</text:span></text:p><text:p text:style-name="P5"><text:span text:style-name="T4">AR90-100</text:span></text:p></draw:text-box></draw:frame><draw:custom-shape draw:style-name="gr2" draw:text-style-name="P3" svg:width="1.361cm" svg:height="1.283cm" draw:transform="rotate (1.5707963267949) translate (10.477375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0.502cm" svg:y="18.496cm"><draw:text-box><text:p text:style-name="P4"><text:span text:style-name="T3">TVS90-102</text:span></text:p><text:p text:style-name="P5"><text:span text:style-name="T4">AR90-102</text:span></text:p></draw:text-box></draw:frame><draw:custom-shape draw:style-name="gr2" draw:text-style-name="P3" svg:width="1.361cm" svg:height="1.283cm" draw:transform="rotate (1.5707963267949) translate (11.8779027777778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cm" svg:height="0.638cm" svg:x="11.903cm" svg:y="18.496cm"><draw:text-box><text:p text:style-name="P4"><text:span text:style-name="T3">TVS90-104</text:span></text:p><text:p text:style-name="P5"><text:span text:style-name="T4">AR90-104</text:span></text:p></draw:text-box></draw:frame><draw:custom-shape draw:style-name="gr2" draw:text-style-name="P3" svg:width="1.361cm" svg:height="1.283cm" draw:transform="rotate (1.5707963267949) translate (13.2766666666667cm 19.496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32cm" svg:height="0.638cm" svg:x="13.301cm" svg:y="18.496cm"><draw:text-box><text:p text:style-name="P4"><text:span text:style-name="T3">TVS90-106</text:span></text:p><text:p text:style-name="P5"><text:span text:style-name="T4">AR90-106</text:span></text:p></draw:text-box></draw:frame><draw:line draw:style-name="gr5" draw:text-style-name="P7" svg:x1="6.198cm" svg:y1="3.318cm" svg:x2="0.993cm" svg:y2="3.316cm"><text:p/></draw:line><draw:line draw:style-name="gr5" draw:text-style-name="P7" svg:x1="7.054cm" svg:y1="4.43cm" svg:x2="1.071cm" svg:y2="4.43cm"><text:p/></draw:line><draw:line draw:style-name="gr5" draw:text-style-name="P7" svg:x1="6.198cm" svg:y1="5.52cm" svg:x2="0.993cm" svg:y2="5.52cm"><text:p/></draw:line><draw:line draw:style-name="gr5" draw:text-style-name="P7" svg:x1="2.78cm" svg:y1="6.618cm" svg:x2="0.995cm" svg:y2="6.63cm"><text:p/></draw:line><draw:line draw:style-name="gr5" draw:text-style-name="P7" svg:x1="3.517cm" svg:y1="7.678cm" svg:x2="0.993cm" svg:y2="7.678cm"><text:p/></draw:line><draw:line draw:style-name="gr5" draw:text-style-name="P7" svg:x1="2.607cm" svg:y1="8.814cm" svg:x2="0.993cm" svg:y2="8.814cm"><text:p/></draw:line><draw:line draw:style-name="gr5" draw:text-style-name="P7" svg:x1="3.567cm" svg:y1="9.904cm" svg:x2="0.995cm" svg:y2="9.902cm"><text:p/></draw:line><draw:line draw:style-name="gr5" draw:text-style-name="P7" svg:x1="2.607cm" svg:y1="11.017cm" svg:x2="0.993cm" svg:y2="11.017cm"><text:p/></draw:line><draw:line draw:style-name="gr5" draw:text-style-name="P7" svg:x1="3.567cm" svg:y1="12.13cm" svg:x2="0.995cm" svg:y2="12.128cm"><text:p/></draw:line><draw:line draw:style-name="gr5" draw:text-style-name="P7" svg:x1="2.607cm" svg:y1="13.243cm" svg:x2="0.993cm" svg:y2="13.243cm"><text:p/></draw:line><draw:line draw:style-name="gr5" draw:text-style-name="P7" svg:x1="3.567cm" svg:y1="14.33cm" svg:x2="0.995cm" svg:y2="14.328cm"><text:p/></draw:line><draw:line draw:style-name="gr5" draw:text-style-name="P7" svg:x1="2.607cm" svg:y1="15.446cm" svg:x2="0.993cm" svg:y2="15.446cm"><text:p/></draw:line><draw:line draw:style-name="gr5" draw:text-style-name="P7" svg:x1="3.567cm" svg:y1="16.512cm" svg:x2="0.995cm" svg:y2="16.51cm"><text:p/></draw:line><draw:line draw:style-name="gr5" draw:text-style-name="P7" svg:x1="5.44cm" svg:y1="17.626cm" svg:x2="0.995cm" svg:y2="17.626cm"><text:p/></draw:line><draw:line draw:style-name="gr5" draw:text-style-name="P7" svg:x1="5.059cm" svg:y1="18.711cm" svg:x2="0.993cm" svg:y2="18.711cm"><text:p/></draw:line><draw:frame draw:style-name="gr3" draw:text-style-name="P9" svg:width="0.556cm" svg:height="0.331cm" svg:x="0.499cm" svg:y="3.164cm"><draw:text-box><text:p text:style-name="P8"><text:span text:style-name="T7">76</text:span></text:p><text:p text:style-name="P8"><text:span text:style-name="T8"/></text:p></draw:text-box></draw:frame><draw:frame draw:style-name="gr3" draw:text-style-name="P9" svg:width="0.556cm" svg:height="0.331cm" svg:x="0.499cm" svg:y="4.265cm"><draw:text-box><text:p text:style-name="P8"><text:span text:style-name="T7">77</text:span></text:p><text:p text:style-name="P8"><text:span text:style-name="T8"/></text:p></draw:text-box></draw:frame><draw:frame draw:style-name="gr3" draw:text-style-name="P9" svg:width="0.556cm" svg:height="0.331cm" svg:x="0.499cm" svg:y="5.342cm"><draw:text-box><text:p text:style-name="P8"><text:span text:style-name="T7">78</text:span></text:p><text:p text:style-name="P8"><text:span text:style-name="T8"/></text:p></draw:text-box></draw:frame><draw:frame draw:style-name="gr3" draw:text-style-name="P9" svg:width="0.556cm" svg:height="0.331cm" svg:x="0.499cm" svg:y="6.443cm"><draw:text-box><text:p text:style-name="P8"><text:span text:style-name="T7">79</text:span></text:p><text:p text:style-name="P8"><text:span text:style-name="T8"/></text:p></draw:text-box></draw:frame><draw:frame draw:style-name="gr3" draw:text-style-name="P9" svg:width="0.556cm" svg:height="0.331cm" svg:x="0.499cm" svg:y="7.523cm"><draw:text-box><text:p text:style-name="P8"><text:span text:style-name="T7">80</text:span></text:p><text:p text:style-name="P8"><text:span text:style-name="T8"/></text:p></draw:text-box></draw:frame><draw:frame draw:style-name="gr3" draw:text-style-name="P9" svg:width="0.556cm" svg:height="0.331cm" svg:x="0.499cm" svg:y="8.623cm"><draw:text-box><text:p text:style-name="P8"><text:span text:style-name="T7">81</text:span></text:p><text:p text:style-name="P8"><text:span text:style-name="T8"/></text:p></draw:text-box></draw:frame><draw:frame draw:style-name="gr3" draw:text-style-name="P9" svg:width="0.556cm" svg:height="0.331cm" svg:x="0.499cm" svg:y="9.701cm"><draw:text-box><text:p text:style-name="P8"><text:span text:style-name="T7">82</text:span></text:p><text:p text:style-name="P8"><text:span text:style-name="T8"/></text:p></draw:text-box></draw:frame><draw:frame draw:style-name="gr3" draw:text-style-name="P9" svg:width="0.556cm" svg:height="0.331cm" svg:x="0.499cm" svg:y="10.802cm"><draw:text-box><text:p text:style-name="P8"><text:span text:style-name="T7">83</text:span></text:p><text:p text:style-name="P8"><text:span text:style-name="T8"/></text:p></draw:text-box></draw:frame><draw:frame draw:style-name="gr3" draw:text-style-name="P9" svg:width="0.556cm" svg:height="0.331cm" svg:x="0.499cm" svg:y="11.969cm"><draw:text-box><text:p text:style-name="P8"><text:span text:style-name="T7">84</text:span></text:p><text:p text:style-name="P8"><text:span text:style-name="T8"/></text:p></draw:text-box></draw:frame><draw:frame draw:style-name="gr3" draw:text-style-name="P9" svg:width="0.556cm" svg:height="0.331cm" svg:x="0.499cm" svg:y="13.07cm"><draw:text-box><text:p text:style-name="P8"><text:span text:style-name="T7">85</text:span></text:p><text:p text:style-name="P8"><text:span text:style-name="T8"/></text:p></draw:text-box></draw:frame><draw:frame draw:style-name="gr3" draw:text-style-name="P9" svg:width="0.556cm" svg:height="0.331cm" svg:x="0.499cm" svg:y="14.148cm"><draw:text-box><text:p text:style-name="P8"><text:span text:style-name="T7">86</text:span></text:p><text:p text:style-name="P8"><text:span text:style-name="T8"/></text:p></draw:text-box></draw:frame><draw:frame draw:style-name="gr3" draw:text-style-name="P9" svg:width="0.556cm" svg:height="0.331cm" svg:x="0.499cm" svg:y="15.248cm"><draw:text-box><text:p text:style-name="P8"><text:span text:style-name="T7">87</text:span></text:p><text:p text:style-name="P8"><text:span text:style-name="T8"/></text:p></draw:text-box></draw:frame><draw:frame draw:style-name="gr3" draw:text-style-name="P9" svg:width="0.556cm" svg:height="0.331cm" svg:x="0.499cm" svg:y="16.326cm"><draw:text-box><text:p text:style-name="P8"><text:span text:style-name="T7">88</text:span></text:p><text:p text:style-name="P8"><text:span text:style-name="T8"/></text:p></draw:text-box></draw:frame><draw:frame draw:style-name="gr3" draw:text-style-name="P9" svg:width="0.556cm" svg:height="0.331cm" svg:x="0.499cm" svg:y="17.427cm"><draw:text-box><text:p text:style-name="P8"><text:span text:style-name="T7">89</text:span></text:p><text:p text:style-name="P8"><text:span text:style-name="T8"/></text:p></draw:text-box></draw:frame><draw:frame draw:style-name="gr3" draw:text-style-name="P9" svg:width="0.556cm" svg:height="0.331cm" svg:x="0.499cm" svg:y="18.506cm"><draw:text-box><text:p text:style-name="P8"><text:span text:style-name="T7">90</text:span></text:p><text:p text:style-name="P8"><text:span text:style-name="T8"/></text:p></draw:text-box></draw:frame><draw:line draw:style-name="gr5" draw:text-style-name="P7" svg:x1="4.089cm" svg:y1="6.207cm" svg:x2="4.089cm" svg:y2="2.36cm"><text:p/></draw:line><draw:line draw:style-name="gr5" draw:text-style-name="P7" svg:x1="4.798cm" svg:y1="5.895cm" svg:x2="4.798cm" svg:y2="2.36cm"><text:p/></draw:line><draw:line draw:style-name="gr5" draw:text-style-name="P7" svg:x1="5.54cm" svg:y1="6.286cm" svg:x2="5.54cm" svg:y2="2.36cm"><text:p/></draw:line><draw:line draw:style-name="gr5" draw:text-style-name="P7" svg:x1="6.2cm" svg:y1="5.957cm" svg:x2="6.2cm" svg:y2="2.36cm"><text:p/></draw:line><draw:line draw:style-name="gr5" draw:text-style-name="P7" svg:x1="6.9cm" svg:y1="2.713cm" svg:x2="6.9cm" svg:y2="2.36cm"><text:p/></draw:line><draw:line draw:style-name="gr5" draw:text-style-name="P7" svg:x1="7.593cm" svg:y1="3.036cm" svg:x2="7.593cm" svg:y2="2.36cm"><text:p/></draw:line><draw:line draw:style-name="gr5" draw:text-style-name="P7" svg:x1="8.318cm" svg:y1="2.713cm" svg:x2="8.318cm" svg:y2="2.36cm"><text:p/></draw:line><draw:line draw:style-name="gr5" draw:text-style-name="P7" svg:x1="9.012cm" svg:y1="3.036cm" svg:x2="9.012cm" svg:y2="2.36cm"><text:p/></draw:line><draw:line draw:style-name="gr5" draw:text-style-name="P7" svg:x1="9.705cm" svg:y1="2.713cm" svg:x2="9.705cm" svg:y2="2.36cm"><text:p/></draw:line><draw:line draw:style-name="gr5" draw:text-style-name="P7" svg:x1="10.414cm" svg:y1="3.036cm" svg:x2="10.414cm" svg:y2="2.36cm"><text:p/></draw:line><draw:line draw:style-name="gr5" draw:text-style-name="P7" svg:x1="11.132cm" svg:y1="2.713cm" svg:x2="11.132cm" svg:y2="2.36cm"><text:p/></draw:line><draw:line draw:style-name="gr5" draw:text-style-name="P7" svg:x1="11.823cm" svg:y1="3.036cm" svg:x2="11.823cm" svg:y2="2.36cm"><text:p/></draw:line><draw:line draw:style-name="gr5" draw:text-style-name="P7" svg:x1="12.55cm" svg:y1="2.713cm" svg:x2="12.55cm" svg:y2="2.36cm"><text:p/></draw:line><draw:line draw:style-name="gr5" draw:text-style-name="P7" svg:x1="13.224cm" svg:y1="3.036cm" svg:x2="13.224cm" svg:y2="2.36cm"><text:p/></draw:line><draw:line draw:style-name="gr5" draw:text-style-name="P7" svg:x1="13.917cm" svg:y1="2.713cm" svg:x2="13.917cm" svg:y2="2.36cm"><text:p/></draw:line><draw:frame draw:style-name="gr3" draw:text-style-name="P9" svg:width="0.556cm" svg:height="0.331cm" svg:x="3.833cm" svg:y="1.998cm"><draw:text-box><text:p text:style-name="P8"><text:span text:style-name="T8">92</text:span></text:p><text:p text:style-name="P8"><text:span text:style-name="T8"/></text:p></draw:text-box></draw:frame><draw:frame draw:style-name="gr3" draw:text-style-name="P9" svg:width="0.556cm" svg:height="0.331cm" svg:x="4.505cm" svg:y="1.998cm"><draw:text-box><text:p text:style-name="P8"><text:span text:style-name="T8">93</text:span></text:p><text:p text:style-name="P8"><text:span text:style-name="T8"/></text:p></draw:text-box></draw:frame><draw:frame draw:style-name="gr3" draw:text-style-name="P9" svg:width="0.556cm" svg:height="0.331cm" svg:x="5.177cm" svg:y="1.998cm"><draw:text-box><text:p text:style-name="P8"><text:span text:style-name="T8">94</text:span></text:p><text:p text:style-name="P8"><text:span text:style-name="T8"/></text:p></draw:text-box></draw:frame><draw:frame draw:style-name="gr3" draw:text-style-name="P9" svg:width="0.556cm" svg:height="0.331cm" svg:x="5.877cm" svg:y="1.998cm"><draw:text-box><text:p text:style-name="P8"><text:span text:style-name="T8">95</text:span></text:p><text:p text:style-name="P8"><text:span text:style-name="T8"/></text:p></draw:text-box></draw:frame><draw:frame draw:style-name="gr3" draw:text-style-name="P9" svg:width="0.556cm" svg:height="0.331cm" svg:x="6.616cm" svg:y="1.998cm"><draw:text-box><text:p text:style-name="P8"><text:span text:style-name="T8">96</text:span></text:p><text:p text:style-name="P8"><text:span text:style-name="T8"/></text:p></draw:text-box></draw:frame><draw:frame draw:style-name="gr3" draw:text-style-name="P9" svg:width="0.556cm" svg:height="0.331cm" svg:x="7.338cm" svg:y="1.998cm"><draw:text-box><text:p text:style-name="P8"><text:span text:style-name="T8">97</text:span></text:p><text:p text:style-name="P8"><text:span text:style-name="T8"/></text:p></draw:text-box></draw:frame><draw:frame draw:style-name="gr3" draw:text-style-name="P9" svg:width="0.556cm" svg:height="0.331cm" svg:x="8.068cm" svg:y="1.998cm"><draw:text-box><text:p text:style-name="P8"><text:span text:style-name="T8">98</text:span></text:p><text:p text:style-name="P8"><text:span text:style-name="T8"/></text:p></draw:text-box></draw:frame><draw:frame draw:style-name="gr3" draw:text-style-name="P9" svg:width="0.556cm" svg:height="0.331cm" svg:x="8.74cm" svg:y="1.998cm"><draw:text-box><text:p text:style-name="P8"><text:span text:style-name="T8">99</text:span></text:p><text:p text:style-name="P8"><text:span text:style-name="T8"/></text:p></draw:text-box></draw:frame><draw:frame draw:style-name="gr3" draw:text-style-name="P9" svg:width="0.556cm" svg:height="0.331cm" svg:x="9.41cm" svg:y="1.998cm"><draw:text-box><text:p text:style-name="P8"><text:span text:style-name="T8">100</text:span></text:p><text:p text:style-name="P8"><text:span text:style-name="T8"/></text:p></draw:text-box></draw:frame><draw:frame draw:style-name="gr3" draw:text-style-name="P9" svg:width="0.556cm" svg:height="0.331cm" svg:x="10.121cm" svg:y="1.998cm"><draw:text-box><text:p text:style-name="P8"><text:span text:style-name="T8">101</text:span></text:p><text:p text:style-name="P8"><text:span text:style-name="T8"/></text:p></draw:text-box></draw:frame><draw:frame draw:style-name="gr3" draw:text-style-name="P9" svg:width="0.556cm" svg:height="0.331cm" svg:x="10.791cm" svg:y="1.998cm"><draw:text-box><text:p text:style-name="P8"><text:span text:style-name="T8">102</text:span></text:p><text:p text:style-name="P8"><text:span text:style-name="T8"/></text:p></draw:text-box></draw:frame><draw:frame draw:style-name="gr3" draw:text-style-name="P9" svg:width="0.556cm" svg:height="0.331cm" svg:x="11.463cm" svg:y="1.998cm"><draw:text-box><text:p text:style-name="P8"><text:span text:style-name="T8">103</text:span></text:p><text:p text:style-name="P8"><text:span text:style-name="T8"/></text:p></draw:text-box></draw:frame><draw:frame draw:style-name="gr3" draw:text-style-name="P9" svg:width="0.556cm" svg:height="0.331cm" svg:x="12.164cm" svg:y="1.998cm"><draw:text-box><text:p text:style-name="P8"><text:span text:style-name="T8">104</text:span></text:p><text:p text:style-name="P8"><text:span text:style-name="T8"/></text:p></draw:text-box></draw:frame><draw:frame draw:style-name="gr3" draw:text-style-name="P9" svg:width="0.556cm" svg:height="0.331cm" svg:x="12.97cm" svg:y="1.998cm"><draw:text-box><text:p text:style-name="P8"><text:span text:style-name="T8">105</text:span></text:p><text:p text:style-name="P8"><text:span text:style-name="T8"/></text:p></draw:text-box></draw:frame><draw:frame draw:style-name="gr3" draw:text-style-name="P9" svg:width="0.556cm" svg:height="0.331cm" svg:x="13.642cm" svg:y="1.998cm"><draw:text-box><text:p text:style-name="P8"><text:span text:style-name="T8">106</text:span></text:p><text:p text:style-name="P8"><text:span text:style-name="T8"/></text:p></draw:text-box></draw:frame><draw:line draw:style-name="gr5" draw:text-style-name="P7" svg:x1="3.415cm" svg:y1="5.895cm" svg:x2="3.415cm" svg:y2="2.36cm"><text:p/></draw:line><draw:frame draw:style-name="gr3" draw:text-style-name="P9" svg:width="0.556cm" svg:height="0.331cm" svg:x="3.124cm" svg:y="1.998cm"><draw:text-box><text:p text:style-name="P8"><text:span text:style-name="T8">9</text:span><text:span text:style-name="T7">1</text:span></text:p><text:p text:style-name="P8"><text:span text:style-name="T8"/></text:p></draw:text-box></draw:frame><draw:custom-shape draw:style-name="gr6" draw:text-style-name="P3" svg:width="10.639cm" svg:height="9.575cm" svg:x="18.358cm" svg:y="6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11" svg:width="9.715cm" svg:height="1.25cm" svg:x="18.789cm" svg:y="10.65cm"><draw:text-box><text:p text:style-name="P10"><text:span text:style-name="T9">Универсальное <text:s text:c="2"/>гнездо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7T13:55:58.082000000</dc:date>
    <meta:editing-duration>PT3H14M25S</meta:editing-duration>
    <meta:editing-cycles>39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4" meta:non-whitespace-character-count="3"/>
  </office:meta>
</office:document-meta>
</file>